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line-through-style="solid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M. T. Lobo<text:tab/>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beginning with page 2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Mr. S. Morais/</text:p>
      <text:p text:style-name="P2"><text:tab/>546 N. 5<text:span text:style-name="T2">th</text:span><text:span text:style-name="T4"> St/</text:span></text:p>
      <text:p text:style-name="P2"><text:span text:style-name="T4"><text:tab/><text:tab/>Philad'a/</text:span></text:p>
      <text:p text:style-name="P2"><text:span text:style-name="T4"/></text:p>
      <text:p text:style-name="P2"><text:span text:style-name="T4">[Page 1]</text:span></text:p>
      <text:p text:style-name="P3"><text:span text:style-name="T4">Thursday night/</text:span></text:p>
      <text:p text:style-name="P2"><text:span text:style-name="T4">My dear sir,/</text:span></text:p>
      <text:p text:style-name="P2"><text:span text:style-name="T4"><text:tab/>[?] (I began to write/ to you in shorthand)/</text:span></text:p>
      <text:p text:style-name="P2"><text:span text:style-name="T4"><text:tab/>Accept my apology for the/ delay in the matter of the books,/ but I was unavoidably prevent-/ed from getting at the stored bun-/dles till a few days ago. <text:s/>This/ time I shall not wait for a/ possible acceptance--by writing/ "the titles of my volumes"--which/ you ask*, but shall send them/ </text:span><text:span text:style-name="T5">all</text:span><text:span text:style-name="T6"> to you. <text:s/>Whatever, of any of/ them, Spanish or otherwise you/ may not desire personally, keep/ for the Corning College./</text:span></text:p>
      <text:p text:style-name="P2"><text:soft-page-break/><text:span text:style-name="T6"><text:tab/>I regret to say that, after/</text:span></text:p>
      <text:p text:style-name="P2"><text:span text:style-name="T6">*I shall do,/</text:span></text:p>
      <text:p text:style-name="P2"><text:span text:style-name="T6"/></text:p>
      <text:p text:style-name="P2"><text:span text:style-name="T6">[Page 2]</text:span></text:p>
      <text:p text:style-name="P2"><text:span text:style-name="T6">looking over the books I </text:span><text:span text:style-name="T7">thought of</text:span><text:span text:style-name="T6"> intended/ sending to the Foster Home, but which/ you suggested should go to the Syna-/gogue, I find them neither as many/ nor as valuable as I thought. <text:s/>Their/ condition too, may help to their rapid/ destruction in the hands of those who/ are to use them. <text:s/>But I do the best/ I can. <text:s/>I shall send the two pictures/ of the Charleston Synagogue--I spoke/ of, I think--together with the books/ for the Synagogue, </text:span><text:span text:style-name="T5">there</text:span><text:span text:style-name="T6">, addressed/ to you. <text:s/>I regret too that, they are/ not cleaner, but I have no facili-/ties for improving them. <text:s/>My idea/ was that, they might hang in/ the adjunta room, when the/</text:span></text:p>
      <text:p text:style-name="P2"><text:span text:style-name="T6"/></text:p>
      <text:p text:style-name="P2"><text:span text:style-name="T6">[Page 3]</text:span></text:p>
      <text:p text:style-name="P2"><text:span text:style-name="T6">Leghorn synagogue hangs./</text:span></text:p>
      <text:p text:style-name="P2"><text:span text:style-name="T6"><text:tab/>One thing more, should there/ be anything in the synagogue bundle/ better adapted to the library than to/ the synagogue--or useless for the lat-/ter, I need not say, you may dispose/ of them as you wish./</text:span></text:p>
      <text:p text:style-name="P2"><text:span text:style-name="T6"><text:tab/>Thanking you for your remarks/ in regard to the retainment of my/ position--if even I have already done so,/ I am very truly/ M. T. Lobo./</text:span></text:p>
      <text:p text:style-name="P2"><text:span text:style-name="T6">Mr S. Morais/</text:span></text:p>
      <text:p text:style-name="P2"><text:span text:style-name="T6"><text:tab/>546 N. 5</text:span><text:span text:style-name="T3">th</text:span><text:span text:style-name="T6"> St/</text:span></text:p>
      <text:p text:style-name="P2"><text:span text:style-name="T6"><text:tab/><text:tab/>Philad/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2:26:42.41</meta:creation-date>
    <dc:date>2012-01-24T12:57:53.87</dc:date>
    <dc:creator>Penn Libraries</dc:creator>
    <meta:editing-duration>PT00H00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0" meta:word-count="464" meta:character-count="2892"/>
  </office:meta>
</office:document-meta>
</file>